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0ec46c" officeooo:paragraph-rsid="000ec46c"/>
    </style:style>
    <style:style style:name="P2" style:family="paragraph" style:parent-style-name="Standard">
      <style:text-properties officeooo:rsid="001d93a8" officeooo:paragraph-rsid="001d93a8"/>
    </style:style>
    <style:style style:name="P3" style:family="paragraph" style:parent-style-name="Standard">
      <style:text-properties officeooo:rsid="001f0e9c" officeooo:paragraph-rsid="001f0e9c"/>
    </style:style>
    <style:style style:name="P4" style:family="paragraph" style:parent-style-name="Standard">
      <style:text-properties officeooo:rsid="001f0e9c" officeooo:paragraph-rsid="0032e973"/>
    </style:style>
    <style:style style:name="P5" style:family="paragraph" style:parent-style-name="Standard">
      <style:text-properties officeooo:rsid="001f0e9c" officeooo:paragraph-rsid="00366b29"/>
    </style:style>
    <style:style style:name="P6" style:family="paragraph" style:parent-style-name="Standard">
      <style:text-properties fo:color="#800000" officeooo:rsid="00305d07" officeooo:paragraph-rsid="00337a39" fo:background-color="#ffff00"/>
    </style:style>
    <style:style style:name="P7" style:family="paragraph" style:parent-style-name="Standard">
      <style:text-properties officeooo:rsid="00337a39" officeooo:paragraph-rsid="00337a39"/>
    </style:style>
    <style:style style:name="P8" style:family="paragraph" style:parent-style-name="Standard">
      <style:text-properties officeooo:rsid="00338937" officeooo:paragraph-rsid="00338937"/>
    </style:style>
    <style:style style:name="P9" style:family="paragraph" style:parent-style-name="Standard">
      <style:text-properties officeooo:rsid="0034d61a" officeooo:paragraph-rsid="0034d61a"/>
    </style:style>
    <style:style style:name="P10" style:family="paragraph" style:parent-style-name="Standard">
      <style:text-properties officeooo:rsid="0032e973" officeooo:paragraph-rsid="0032e973"/>
    </style:style>
    <style:style style:name="P11" style:family="paragraph" style:parent-style-name="Standard">
      <style:text-properties officeooo:rsid="0032e973" officeooo:paragraph-rsid="00337a39"/>
    </style:style>
    <style:style style:name="P12" style:family="paragraph" style:parent-style-name="Standard">
      <style:text-properties officeooo:paragraph-rsid="00338937"/>
    </style:style>
    <style:style style:name="P13" style:family="paragraph" style:parent-style-name="Standard">
      <style:text-properties officeooo:paragraph-rsid="00366b29"/>
    </style:style>
    <style:style style:name="P14" style:family="paragraph" style:parent-style-name="Text_20_body">
      <style:text-properties officeooo:paragraph-rsid="00366b29"/>
    </style:style>
    <style:style style:name="P15" style:family="paragraph" style:parent-style-name="Text_20_body">
      <style:text-properties officeooo:rsid="00366b29" officeooo:paragraph-rsid="00366b29"/>
    </style:style>
    <style:style style:name="P16" style:family="paragraph" style:parent-style-name="Text_20_body">
      <style:paragraph-properties fo:text-align="center" style:justify-single-word="false"/>
      <style:text-properties style:font-name="Ubuntu Mono" officeooo:rsid="00366b29" officeooo:paragraph-rsid="00366b29" fo:background-color="#fff200"/>
    </style:style>
    <style:style style:name="P17" style:family="paragraph" style:parent-style-name="Text_20_body">
      <style:text-properties officeooo:paragraph-rsid="003abdc0"/>
    </style:style>
    <style:style style:name="P18" style:family="paragraph" style:parent-style-name="Standard" style:list-style-name="L3">
      <style:text-properties officeooo:rsid="001d93a8" officeooo:paragraph-rsid="001d93a8"/>
    </style:style>
    <style:style style:name="P19" style:family="paragraph" style:parent-style-name="Standard">
      <style:text-properties officeooo:rsid="00338937" officeooo:paragraph-rsid="00366b29"/>
    </style:style>
    <style:style style:name="P20" style:family="paragraph" style:parent-style-name="Standard">
      <style:text-properties officeooo:rsid="00366b29" officeooo:paragraph-rsid="00366b29"/>
    </style:style>
    <style:style style:name="P21" style:family="paragraph" style:parent-style-name="Standard" style:list-style-name="L4">
      <style:text-properties officeooo:rsid="001f0e9c" officeooo:paragraph-rsid="001f0e9c"/>
    </style:style>
    <style:style style:name="P22" style:family="paragraph" style:parent-style-name="Standard" style:list-style-name="L4">
      <style:text-properties officeooo:rsid="001f0e9c" officeooo:paragraph-rsid="0032e973"/>
    </style:style>
    <style:style style:name="P23" style:family="paragraph" style:parent-style-name="Standard" style:list-style-name="L4">
      <style:text-properties officeooo:rsid="0032e973" officeooo:paragraph-rsid="0032e973"/>
    </style:style>
    <style:style style:name="P24" style:family="paragraph" style:parent-style-name="Standard" style:list-style-name="L4">
      <style:text-properties officeooo:rsid="0034f899" officeooo:paragraph-rsid="0034f899"/>
    </style:style>
    <style:style style:name="P25" style:family="paragraph" style:parent-style-name="Standard" style:list-style-name="L5">
      <style:text-properties officeooo:rsid="00337a39" officeooo:paragraph-rsid="00337a39"/>
    </style:style>
    <style:style style:name="P26" style:family="paragraph" style:parent-style-name="Text_20_body" style:list-style-name="L1">
      <style:text-properties officeooo:rsid="0037d830" officeooo:paragraph-rsid="0037d830"/>
    </style:style>
    <style:style style:name="P27" style:family="paragraph" style:parent-style-name="Text_20_body" style:list-style-name="L1">
      <style:text-properties officeooo:rsid="0038c935" officeooo:paragraph-rsid="0038c935"/>
    </style:style>
    <style:style style:name="P28" style:family="paragraph" style:parent-style-name="Text_20_body" style:list-style-name="L1">
      <style:text-properties officeooo:rsid="003abdc0" officeooo:paragraph-rsid="003abdc0"/>
    </style:style>
    <style:style style:name="P29" style:family="paragraph" style:parent-style-name="Text_20_body" style:list-style-name="L2">
      <style:text-properties officeooo:rsid="00366b29" officeooo:paragraph-rsid="00366b29"/>
    </style:style>
    <style:style style:name="P30" style:family="paragraph" style:parent-style-name="Text_20_body" style:list-style-name="L2">
      <style:text-properties officeooo:rsid="003e2adf" officeooo:paragraph-rsid="003e2adf"/>
    </style:style>
    <style:style style:name="P31" style:family="paragraph" style:parent-style-name="Heading_20_1">
      <style:paragraph-properties fo:text-align="center" style:justify-single-word="false"/>
      <style:text-properties officeooo:paragraph-rsid="00366b29"/>
    </style:style>
    <style:style style:name="P32" style:family="paragraph" style:parent-style-name="Heading_20_2">
      <style:text-properties officeooo:rsid="00366b29" officeooo:paragraph-rsid="00366b29"/>
    </style:style>
    <style:style style:name="P33" style:family="paragraph" style:parent-style-name="Heading_20_2">
      <style:text-properties officeooo:rsid="001d93a8" officeooo:paragraph-rsid="00366b29"/>
    </style:style>
    <style:style style:name="P34" style:family="paragraph" style:parent-style-name="Heading_20_2">
      <style:text-properties officeooo:rsid="0037d830" officeooo:paragraph-rsid="0037d830"/>
    </style:style>
    <style:style style:name="T1" style:family="text">
      <style:text-properties officeooo:rsid="001e0908"/>
    </style:style>
    <style:style style:name="T2" style:family="text">
      <style:text-properties officeooo:rsid="000ec46c"/>
    </style:style>
    <style:style style:name="T3" style:family="text">
      <style:text-properties officeooo:rsid="001f0e9c"/>
    </style:style>
    <style:style style:name="T4" style:family="text">
      <style:text-properties officeooo:rsid="001f73a3"/>
    </style:style>
    <style:style style:name="T5" style:family="text">
      <style:text-properties officeooo:rsid="0032e973"/>
    </style:style>
    <style:style style:name="T6" style:family="text">
      <style:text-properties officeooo:rsid="00337a39"/>
    </style:style>
    <style:style style:name="T7" style:family="text">
      <style:text-properties officeooo:rsid="0034f899"/>
    </style:style>
    <style:style style:name="T8" style:family="text">
      <style:text-properties officeooo:rsid="00366b29"/>
    </style:style>
    <style:style style:name="T9" style:family="text">
      <style:text-properties officeooo:rsid="0037d830"/>
    </style:style>
    <style:style style:name="T10" style:family="text">
      <style:text-properties style:font-name="Ubuntu Mono"/>
    </style:style>
    <style:style style:name="T11" style:family="text">
      <style:text-properties style:font-name="Ubuntu Mono" officeooo:rsid="003abdc0"/>
    </style:style>
    <style:style style:name="T12" style:family="text">
      <style:text-properties officeooo:rsid="003abdc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span text:style-name="T5">DST</text:span> <text:span text:style-name="T2">— </text:span>Bases de Données</text:h>
      <text:p text:style-name="P16">Nom Prénom</text:p>
      <text:p text:style-name="Text_20_body"/>
      <text:p text:style-name="P17">Les <text:span text:style-name="T12">deux premières parties sont rapide, la troisième demande plus de réflexion et du coup est plus longue : prenez garde à bien gérer votre temps. Ne restez pas bloqué sur une question. </text:span></text:p>
      <text:p text:style-name="P17"><text:span text:style-name="T12">Répondez directement dans ce fichier, une fois terminé, envoyez le document par mail à </text:span><text:a xlink:type="simple" xlink:href="mailto:nathanael.martel@unice.fr" text:style-name="Internet_20_link" text:visited-style-name="Visited_20_Internet_20_Link">nathanael.martel@unice.fr</text:a></text:p>
      <text:h text:style-name="P32" text:outline-level="2">Partie 0 – Théorie</text:h>
      <text:list xml:id="list2372692475" text:style-name="L1">
        <text:list-item>
          <text:p text:style-name="P26">Que retourne la base de données à une requête commençant par «<text:span text:style-name="T10">SELECT</text:span>» ?</text:p>
        </text:list-item>
        <text:list-item>
          <text:p text:style-name="P26">Que retourne la base de données à une requête commençant par «<text:span text:style-name="T10">INSERT</text:span>» ?</text:p>
        </text:list-item>
        <text:list-item>
          <text:p text:style-name="P26">Que retourne la base de données à une requête commençant par «<text:span text:style-name="T10">UPDATE</text:span>» ?</text:p>
        </text:list-item>
        <text:list-item>
          <text:p text:style-name="P26">Comment appelle-t-on la relation entre «<text:span text:style-name="T10">client</text:span>» et «<text:span text:style-name="T10">adresse</text:span>» sachant qu’un client peut avoir une ou plusieurs adresses et qu’une adresse n’a qu’un et un seul client ?</text:p>
        </text:list-item>
        <text:list-item>
          <text:p text:style-name="P26">Comment la relation précédente se traduirait-elle en terme de table et de champs ?</text:p>
        </text:list-item>
        <text:list-item>
          <text:p text:style-name="P27">Comment appelle-t-on la relation entre <text:span text:style-name="T12">«</text:span><text:span text:style-name="T11">produit</text:span><text:span text:style-name="T12">» et «</text:span><text:span text:style-name="T11">catégorie</text:span><text:span text:style-name="T12">» sachant qu’un produit peut être dans zéro ou plusieurs catégories et qu’une catégorie peut contenir une zéro ou plusieurs produits ?</text:span></text:p>
        </text:list-item>
        <text:list-item>
          <text:p text:style-name="P28">Comment la relation précédente se traduirait-elle en terme de table et de champs ?</text:p>
        </text:list-item>
      </text:list>
      <text:p text:style-name="P14"/>
      <text:h text:style-name="P33" text:outline-level="2">Partie <text:span text:style-name="T9">1</text:span> – <text:span text:style-name="T8">Requêtes sur une base de données de blog</text:span></text:h>
      <text:p text:style-name="P15">Vous trouverez sur <text:a xlink:type="simple" xlink:href="https://adminer.nathanaelmartel.net/" text:style-name="Internet_20_link" text:visited-style-name="Visited_20_Internet_20_Link">https://adminer.nathanaelmartel.net/</text:a> une base de données «blog», pour chaque question si dessous, écrivez votre requête, test<text:span text:style-name="T12">ez</text:span> là, puis copi<text:span text:style-name="T12">ez</text:span> là ici en donnant le nombre d’enregistrement retourné ainsi que le temps d’exécution. </text:p>
      <text:list xml:id="list4174253094" text:style-name="L2">
        <text:list-item>
          <text:p text:style-name="P29">La liste des articles du plus récent au plus ancien</text:p>
        </text:list-item>
        <text:list-item>
          <text:p text:style-name="P29">La liste des articles du plus récent au plus ancien avec le nom de l’auteur</text:p>
        </text:list-item>
        <text:list-item>
          <text:p text:style-name="P29">La liste des articles du plus récent au plus ancien avec le nom de l’auteur et le nom de la catégorie</text:p>
        </text:list-item>
        <text:list-item>
          <text:p text:style-name="P29">Toutes les catégories avec le nombre d’article</text:p>
        </text:list-item>
        <text:list-item>
          <text:p text:style-name="P29">la liste des articles du plus récent au plus ancien avec le nom de l’auteur, le nom de la catégorie et le nombre de commentaire</text:p>
        </text:list-item>
        <text:list-item>
          <text:p text:style-name="P29">Uniquement les catégorie ayant au moins un article</text:p>
        </text:list-item>
        <text:list-item>
          <text:p text:style-name="P30">Un internaute saisie comme nom «Eric» et comme commentaire «Moi aussi j’ai adoré ce livre» dans le formulaire de commentaire en dessous de l’article dont l’id est «1», écrivez la requête permettant d’insérer ceci dans la base.</text:p>
        </text:list-item>
      </text:list>
      <text:h text:style-name="P34" text:outline-level="2"><text:soft-page-break/>Partie 2 – Base de données de films</text:h>
      <text:h text:style-name="Heading_20_3" text:outline-level="3"><text:span text:style-name="T9">Question</text:span> 1 – Schéma de la base de données</text:h>
      <text:p text:style-name="P2">Le but est de mettre en place une base de données de film <text:span text:style-name="T3">(type ImdB, AlloCiné) </text:span>pour :</text:p>
      <text:list xml:id="list1367133238" text:style-name="L3">
        <text:list-item>
          <text:p text:style-name="P18">Lister les films, les acteurs et leur liens avec les différents films <text:span text:style-name="T4">ainsi que </text:span>les salles de cinéma</text:p>
        </text:list-item>
        <text:list-item>
          <text:p text:style-name="P18">Pour un propriétaire de cinéma, pouvoir ajouter des séances</text:p>
        </text:list-item>
      </text:list>
      <text:p text:style-name="P8"/>
      <text:p text:style-name="P9">Lisez les <text:span text:style-name="T9">questions</text:span> 2 à 6 pour bien cerner ce que nous avons besoins de faire avec notre base de données.</text:p>
      <text:p text:style-name="P12"/>
      <text:p text:style-name="P3">Faire une modélisation et un diagramme conceptuel puis un diagramme logique <text:span text:style-name="T9">(vous pouvez le faire sur du papier, le prendre en photo et l’insérer ici)</text:span>. </text:p>
      <text:h text:style-name="Heading_20_3" text:outline-level="3"><text:span text:style-name="T9">Question</text:span> 2 – Requêtes <text:span text:style-name="T5">d’affichage de la page d’accueil</text:span></text:h>
      <text:p text:style-name="P19">Si vous n’arrivez pas à faire exactement la requête demandé, essayé de vous en approcher un maximum et précisez ce qui vous manque.</text:p>
      <text:p text:style-name="P13"/>
      <text:p text:style-name="P20">Il n’est pas demandé de créer la base de données et les tables. Juste d’écrire les requêtes pour répondre aux questions suivante au plus proche et sans test.</text:p>
      <text:p text:style-name="P5"/>
      <text:p text:style-name="P5">Écrivez les <text:span text:style-name="T5">requêtes pour afficher :</text:span></text:p>
      <text:list xml:id="list1686684873" text:style-name="L4">
        <text:list-item>
          <text:p text:style-name="P21">L<text:span text:style-name="T5">a liste des derniers films sortis</text:span></text:p>
        </text:list-item>
        <text:list-item>
          <text:p text:style-name="P23">La liste des salle<text:span text:style-name="T7">s</text:span> de cinéma ayant des séances à venir</text:p>
        </text:list-item>
        <text:list-item>
          <text:p text:style-name="P21"><text:span text:style-name="T5">La l</text:span>iste des acteurs <text:span text:style-name="T5">jouant dans les films qui ont des séances à venir</text:span></text:p>
        </text:list-item>
      </text:list>
      <text:h text:style-name="Heading_20_3" text:outline-level="3"><text:span text:style-name="T9">Question</text:span> 3 – Requêtes pour un film </text:h>
      <text:p text:style-name="P10">Nous sommes sur la page d’un film, nous avons donc son identifiant : 42.</text:p>
      <text:p text:style-name="P4">Écrivez les <text:span text:style-name="T5">requêtes pour afficher :</text:span></text:p>
      <text:list xml:id="list233308271600914" text:continue-numbering="true" text:style-name="L4">
        <text:list-item>
          <text:p text:style-name="P23">La liste des acteurs de ce film</text:p>
        </text:list-item>
        <text:list-item>
          <text:p text:style-name="P22"><text:span text:style-name="T5">La l</text:span>iste des salles de cinéma <text:span text:style-name="T5">ayant des séance </text:span>pour <text:span text:style-name="T5">ce</text:span> film</text:p>
        </text:list-item>
        <text:list-item>
          <text:p text:style-name="P24">La liste des acteurs de ce film avec le nombre de film dans lequel il a joué</text:p>
        </text:list-item>
      </text:list>
      <text:h text:style-name="Heading_20_3" text:outline-level="3"><text:span text:style-name="T9">Question</text:span> 4 – Requête pour un acteur</text:h>
      <text:p text:style-name="P10">Nous sommes sur la page d’un acteur, nous avons donc son identifiant : 11.</text:p>
      <text:p text:style-name="P4">Écrivez les <text:span text:style-name="T5">requêtes pour afficher :</text:span></text:p>
      <text:list xml:id="list233307277849026" text:continue-numbering="true" text:style-name="L4">
        <text:list-item>
          <text:p text:style-name="P21"><text:span text:style-name="T5">La l</text:span>iste des films <text:span text:style-name="T5">de cet</text:span> acteur <text:span text:style-name="T5">(filmographie)</text:span></text:p>
        </text:list-item>
      </text:list>
      <text:p text:style-name="P3"/>
      <text:h text:style-name="Heading_20_3" text:outline-level="3"><text:span text:style-name="T9">Question</text:span> 5 – Requête<text:span text:style-name="T6">s</text:span> pour salle de cinéma</text:h>
      <text:p text:style-name="P10">Nous sommes sur la page d’une salle de cinéma, nous avons donc son identifiant : 7.</text:p>
      <text:p text:style-name="P4">Écrivez les <text:span text:style-name="T5">requêtes pour afficher :</text:span></text:p>
      <text:list xml:id="list233308140768047" text:continue-numbering="true" text:style-name="L4">
        <text:list-item>
          <text:p text:style-name="P23">Liste des séances de cette salle de cinéma</text:p>
        </text:list-item>
        <text:list-item>
          <text:p text:style-name="P21">Liste des films <text:span text:style-name="T5">à l’affiche</text:span> <text:span text:style-name="T5">dans cette</text:span> salle de cinéma</text:p>
        </text:list-item>
      </text:list>
      <text:p text:style-name="P3"/>
      <text:h text:style-name="Heading_20_3" text:outline-level="3"><text:span text:style-name="T9">Question</text:span> 6 – Requête pour le propriétaire d’un cinéma</text:h>
      <text:p text:style-name="P11">Nous sommes sur une page authentifié ou le propriétaire peut grâce à une interface ajouter des séances pour les films qui passent dans son cinéma.</text:p>
      <text:p text:style-name="P7"><text:soft-page-break/>L’interface lui permet de sélectionner un film, et la date et l’heure du début de la séance.</text:p>
      <text:p text:style-name="P7"/>
      <text:p text:style-name="P7">Supposons que ce soit le propriétaire du cinéma d’id 6, qu’il à choisit d’ajouter une séance pour le film d’id 98 qui débute vendredi 8 décembre à 20h00.</text:p>
      <text:p text:style-name="P7"/>
      <text:list xml:id="list4104388964" text:style-name="L5">
        <text:list-item>
          <text:p text:style-name="P25">Écrivez la requête qui permet d’ajouter la séance dans la base de données.</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Ubuntu Mono" svg:font-family="'Ubuntu Mono'"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image-width="0cm" draw:fill-image-height="0cm"/>
      <style:paragraph-properties style:writing-mode="page"/>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Ubuntu1" fo:font-family="Ubuntu" style:font-style-name="Gra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left="1cm" fo:margin-right="1cm" fo:margin-top="0cm" fo:margin-bottom="0cm" loext:contextual-spacing="false" fo:text-indent="0cm" style:auto-text-indent="false" fo:padding="0.049cm" fo:border-left="0.06pt solid #000000" fo:border-right="none" fo:border-top="none" fo:border-bottom="none" style:shadow="none" style:writing-mode="pag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c46c" officeooo:paragraph-rsid="000ec46c"/>
    </style:style>
    <style:style style:name="MT1" style:family="text">
      <style:text-properties officeooo:rsid="001e090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rojet</text:span> — Bases de Donné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aël Martel</meta:initial-creator>
    <meta:creation-date>2013-09-19T10:37:10</meta:creation-date>
    <meta:generator>LibreOffice/5.4.2.2$Linux_X86_64 LibreOffice_project/40m0$Build-2</meta:generator>
    <dc:date>2017-12-11T23:33:06.781972854</dc:date>
    <dc:creator>Nathanaël Martel</dc:creator>
    <meta:editing-duration>PT2H29M55S</meta:editing-duration>
    <meta:editing-cycles>36</meta:editing-cycles>
    <meta:document-statistic meta:table-count="0" meta:image-count="0" meta:object-count="0" meta:page-count="3" meta:paragraph-count="56" meta:word-count="813" meta:character-count="4505" meta:non-whitespace-character-count="3759"/>
  </office:meta>
</office:document-meta>
</file>